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0348" officeooo:paragraph-rsid="001d0348"/>
    </style:style>
    <style:style style:name="P2" style:family="paragraph" style:parent-style-name="Standard">
      <style:text-properties officeooo:rsid="001ef865" officeooo:paragraph-rsid="001ef865"/>
    </style:style>
    <style:style style:name="P3" style:family="paragraph" style:parent-style-name="Standard">
      <style:text-properties officeooo:rsid="001ff5d2" officeooo:paragraph-rsid="001ff5d2"/>
    </style:style>
    <style:style style:name="P4" style:family="paragraph" style:parent-style-name="Standard">
      <style:text-properties officeooo:rsid="00202b2d" officeooo:paragraph-rsid="00202b2d"/>
    </style:style>
    <style:style style:name="P5" style:family="paragraph" style:parent-style-name="Standard">
      <style:text-properties officeooo:rsid="0023ee19" officeooo:paragraph-rsid="0023ee19"/>
    </style:style>
    <style:style style:name="P6" style:family="paragraph" style:parent-style-name="Standard">
      <style:text-properties officeooo:rsid="0023f288" officeooo:paragraph-rsid="0023f288"/>
    </style:style>
    <style:style style:name="P7" style:family="paragraph" style:parent-style-name="Standard">
      <style:text-properties officeooo:rsid="00250ab2" officeooo:paragraph-rsid="00250ab2"/>
    </style:style>
    <style:style style:name="P8" style:family="paragraph" style:parent-style-name="Standard">
      <style:text-properties officeooo:paragraph-rsid="00250ab2"/>
    </style:style>
    <style:style style:name="P9" style:family="paragraph" style:parent-style-name="Standard">
      <style:text-properties officeooo:rsid="002628c0" officeooo:paragraph-rsid="002628c0"/>
    </style:style>
    <style:style style:name="P10" style:family="paragraph" style:parent-style-name="Standard">
      <style:text-properties officeooo:rsid="002adc3c" officeooo:paragraph-rsid="002adc3c"/>
    </style:style>
    <style:style style:name="P11" style:family="paragraph" style:parent-style-name="Standard">
      <style:text-properties officeooo:rsid="002c6447" officeooo:paragraph-rsid="002c6447"/>
    </style:style>
    <style:style style:name="P12" style:family="paragraph" style:parent-style-name="Standard">
      <style:text-properties officeooo:rsid="002e1577" officeooo:paragraph-rsid="002e1577"/>
    </style:style>
    <style:style style:name="P13" style:family="paragraph" style:parent-style-name="Standard">
      <style:text-properties officeooo:rsid="002e732d" officeooo:paragraph-rsid="002e732d"/>
    </style:style>
    <style:style style:name="P14" style:family="paragraph" style:parent-style-name="Standard">
      <style:text-properties officeooo:rsid="00306594" officeooo:paragraph-rsid="00306594"/>
    </style:style>
    <style:style style:name="P15" style:family="paragraph" style:parent-style-name="Standard">
      <style:text-properties officeooo:rsid="003132a4" officeooo:paragraph-rsid="003132a4"/>
    </style:style>
    <style:style style:name="P16" style:family="paragraph" style:parent-style-name="Standard" style:list-style-name="L1">
      <style:text-properties officeooo:rsid="0023f288" officeooo:paragraph-rsid="0023f288"/>
    </style:style>
    <style:style style:name="P17" style:family="paragraph" style:parent-style-name="Standard" style:list-style-name="L1">
      <style:text-properties officeooo:rsid="00250ab2" officeooo:paragraph-rsid="00250ab2"/>
    </style:style>
    <style:style style:name="P18" style:family="paragraph" style:parent-style-name="Standard" style:list-style-name="L2">
      <style:text-properties officeooo:rsid="00250ab2" officeooo:paragraph-rsid="00250ab2"/>
    </style:style>
    <style:style style:name="P19" style:family="paragraph" style:parent-style-name="Standard" style:list-style-name="L3">
      <style:text-properties officeooo:rsid="00250ab2" officeooo:paragraph-rsid="00250ab2"/>
    </style:style>
    <style:style style:name="P20" style:family="paragraph" style:parent-style-name="Standard" style:list-style-name="L3">
      <style:text-properties officeooo:rsid="002628c0" officeooo:paragraph-rsid="002628c0"/>
    </style:style>
    <style:style style:name="P21" style:family="paragraph" style:parent-style-name="Standard" style:list-style-name="L4">
      <style:text-properties officeooo:rsid="002628c0" officeooo:paragraph-rsid="002628c0"/>
    </style:style>
    <style:style style:name="P22" style:family="paragraph" style:parent-style-name="Standard" style:list-style-name="L5">
      <style:text-properties officeooo:rsid="002adc3c" officeooo:paragraph-rsid="002adc3c"/>
    </style:style>
    <style:style style:name="P23" style:family="paragraph" style:parent-style-name="Standard" style:list-style-name="L6">
      <style:text-properties officeooo:rsid="002e1577" officeooo:paragraph-rsid="002e1577"/>
    </style:style>
    <style:style style:name="P24" style:family="paragraph" style:parent-style-name="Standard" style:list-style-name="L7">
      <style:text-properties officeooo:rsid="002e732d" officeooo:paragraph-rsid="002e732d"/>
    </style:style>
    <style:style style:name="P25" style:family="paragraph" style:parent-style-name="Standard" style:list-style-name="L8">
      <style:text-properties officeooo:rsid="00306594" officeooo:paragraph-rsid="00306594"/>
    </style:style>
    <style:style style:name="P26" style:family="paragraph" style:parent-style-name="Standard">
      <style:text-properties officeooo:rsid="003132a4" officeooo:paragraph-rsid="003132a4"/>
    </style:style>
    <style:style style:name="P27" style:family="paragraph" style:parent-style-name="Standard">
      <style:text-properties officeooo:rsid="00315586" officeooo:paragraph-rsid="00315586"/>
    </style:style>
    <style:style style:name="T1" style:family="text">
      <style:text-properties officeooo:rsid="002c6447"/>
    </style:style>
    <style:style style:name="T2" style:family="text">
      <style:text-properties officeooo:rsid="003132a4"/>
    </style:style>
    <style:style style:name="T3" style:family="text">
      <style:text-properties officeooo:rsid="0031558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MA 2 Introducción a lenguaje de marcas</text:p>
      <text:p text:style-name="P1"/>
      <text:p text:style-name="P1"/>
      <text:p text:style-name="P1">2.1 Conceptos</text:p>
      <text:p text:style-name="P1"/>
      <text:p text:style-name="P1"/>
      <text:p text:style-name="P1">Los lenguajes de marcas de basan <text:s/>en la diferenciación de elementos mediante unos componentes denominados marcas. Una marca es una señal colocada en el texto con el fin de delimitar una parte del mismo para aplicarle cierto formato diferenciado del resto. </text:p>
      <text:p text:style-name="P1"/>
      <text:p text:style-name="P1">Ej. <text:s/>¿Hola mundo?</text:p>
      <text:p text:style-name="P1"/>
      <text:p text:style-name="P1">&lt;h1&gt; Cabecera de texto &lt;/h1&gt;</text:p>
      <text:p text:style-name="P1"/>
      <text:p text:style-name="P1">\it{ En cursica }</text:p>
      <text:p text:style-name="P2"/>
      <text:p text:style-name="P2">Los lenguajes de marcas no son equivalentes a lenguajes de programación ya que no disponen de elementos típicos de estos lenguajes como variables, instrucciones de control, métodos, etc. Sin embargo, es posible combinar con otros lenguajes como JavaScript, PHP, etc, que sí incluyen herramientas de lenguajes de programación.</text:p>
      <text:p text:style-name="P2"/>
      <text:p text:style-name="P2"/>
      <text:p text:style-name="P3">Para la interpretación de lenguajes de marcas se emplean generalmente interpretes de los distintos lenguajes. </text:p>
      <text:p text:style-name="P3"/>
      <text:p text:style-name="P3">Ej.</text:p>
      <text:p text:style-name="P3"/>
      <text:p text:style-name="P3">HTML → Intérpretes de HTML, navegador web.</text:p>
      <text:p text:style-name="P4"/>
      <text:p text:style-name="P4">Edge, Opera, Linx, Firefox, Chorme, Chromium, Explorer, Safari, NetScape, DuckDuckGo, W3M</text:p>
      <text:p text:style-name="P4"/>
      <text:p text:style-name="P4"/>
      <text:p text:style-name="P5">2.2 SGML</text:p>
      <text:p text:style-name="P5"/>
      <text:p text:style-name="P5">El primer lenguaje de mercado que aparece. SGML (Stardard Generalized Markup Language) y es el origen del resto de lenguajes de marcas que han aparecido anteriormente.</text:p>
      <text:p text:style-name="P5"/>
      <text:p text:style-name="P5"/>
      <text:p text:style-name="P6">Cronología</text:p>
      <text:p text:style-name="P6"/>
      <text:list xml:id="list2746120975" text:style-name="L1">
        <text:list-item>
          <text:p text:style-name="P16">1960 – 1965 : Aparición de documentos electrónicos. La empresas de edición de documentos tenían sus propias marcas para describir <text:s/>elementos diferentes de un documento. Esto impedía el intercambio de información ya que la interpretación de las marcas no era compatible entre diferentes orígenes.</text:p>
          <text:p text:style-name="P16"/>
        </text:list-item>
        <text:list-item>
          <text:p text:style-name="P16">1965 - 1970 : IBM intentó resolver el problema de compatibilidad mediante una norma común para todos los documentos que se denominó GML (Generalized Markup Language). Creado por Charles Goldfarb que era investigador de IBM. En este momento GML tenía:</text:p>
          <text:p text:style-name="P16"/>
          <text:list>
            <text:list-item>
              <text:p text:style-name="P16"><text:s/>Marcas específicas para elementos distintos del documento: listas, tablas, ecuaciones…</text:p>
            </text:list-item>
            <text:list-item>
              <text:p text:style-name="P16">Permite el envío de documentos y sus uso en diferentes dispositivos especificando en cada caso la configuración.</text:p>
            </text:list-item>
            <text:list-item>
              <text:p text:style-name="P16"><text:soft-page-break/>Independiza el documento del dispositivo que lo usa mediante el uso de marcas en él.</text:p>
            </text:list-item>
          </text:list>
          <text:p text:style-name="P17"/>
        </text:list-item>
      </text:list>
      <text:list xml:id="list525891295" text:style-name="L2">
        <text:list-item>
          <text:p text:style-name="P18">1980 – 1986 : El organismo de estandarización ISO (International Standard Institute) convirtió la norma GML en SGML ( Standard Generalized Markup Language) </text:p>
        </text:list-item>
      </text:list>
      <text:p text:style-name="P8"/>
      <text:p text:style-name="P7">Ventajas\Inconvenientes de SGML</text:p>
      <text:p text:style-name="P7"/>
      <text:p text:style-name="P7">SGML se forma de:</text:p>
      <text:p text:style-name="P7"/>
      <text:list xml:id="list1771585690" text:style-name="L3">
        <text:list-item>
          <text:p text:style-name="P19">Prólogo: La esctructura de documento.</text:p>
          <text:list>
            <text:list-item>
              <text:p text:style-name="P20">Declaración: Indica el tipo de documento y los elementos comunes.</text:p>
            </text:list-item>
            <text:list-item>
              <text:p text:style-name="P20">Definición del tipo de documento (DTD): Indica la sixtaxis especial del lenguaje que se va a utilizar.</text:p>
            </text:list-item>
            <text:list-item>
              <text:p text:style-name="P20">Instancia: Contiene los datos escritos en el lenguaje definido.</text:p>
            </text:list-item>
          </text:list>
        </text:list-item>
      </text:list>
      <text:p text:style-name="P9"/>
      <text:p text:style-name="P9"/>
      <text:p text:style-name="P9">Ventajas SGML:</text:p>
      <text:p text:style-name="P9"/>
      <text:list xml:id="list3960424824" text:style-name="L4">
        <text:list-item>
          <text:p text:style-name="P21">Reutilización de datos</text:p>
        </text:list-item>
        <text:list-item>
          <text:p text:style-name="P21">Adaptabilidad de los contenidos.</text:p>
        </text:list-item>
      </text:list>
      <text:p text:style-name="P9"/>
      <text:p text:style-name="P10">Inconvenientes de SGML</text:p>
      <text:p text:style-name="P10"/>
      <text:list xml:id="list973214097" text:style-name="L5">
        <text:list-item>
          <text:p text:style-name="P22">Complejidad de codificación</text:p>
        </text:list-item>
      </text:list>
      <text:p text:style-name="P10"/>
      <text:p text:style-name="P10"/>
      <text:p text:style-name="P10">2.3 Aparición de lenguages de marcas.</text:p>
      <text:p text:style-name="P10"/>
      <text:p text:style-name="P10">Los lenguajes de marcas representan de distinta manera la informácion de un documento teniendo en cuenta el contenido textual, y el formato y representación.</text:p>
      <text:p text:style-name="P10"/>
      <text:p text:style-name="P10"/>
      <text:p text:style-name="P10">2.3.1 TeX y LaTeX.</text:p>
      <text:p text:style-name="P10"/>
      <text:p text:style-name="P10">Donald Knuth, creador de la serie “Art of Programming”. Tiene 7 volúmenes:</text:p>
      <text:p text:style-name="P10"/>
      <text:p text:style-name="P10">algoritmos, <text:span text:style-name="T1">recursividad, grafos, compiladores, etc. Fue el creador de lenguaje TeX y su uso incial se centraba en el ámbito universitario.</text:span></text:p>
      <text:p text:style-name="P10"/>
      <text:p text:style-name="P11">LaTeX es una variante de TeX, definido en 1984 por Leslie Lamport. Contiene etiquetas y comandos de TeX y además utiliza ecuaciones, maquetación de dcoumentos, estilos, tablas, imágenes, etc.</text:p>
      <text:p text:style-name="P11"/>
      <text:list xml:id="list4089242732" text:style-name="L6">
        <text:list-item>
          <text:p text:style-name="P23">Sintaxis de LaTeX: </text:p>
        </text:list-item>
      </text:list>
      <text:p text:style-name="P12"/>
      <text:list xml:id="list125601440523928" text:continue-numbering="true" text:style-name="L6">
        <text:list-header>
          <text:p text:style-name="P23">\documentclass{clase}</text:p>
          <text:p text:style-name="P23">% Preámbulo</text:p>
          <text:p text:style-name="P23">\Begin {document}</text:p>
          <text:p text:style-name="P23">Cuerpo del documento</text:p>
          <text:p text:style-name="P23">\end {document}</text:p>
        </text:list-header>
      </text:list>
      <text:p text:style-name="P12"/>
      <text:p text:style-name="P12">- PREÁMBULO DEL DOCUMENTO.</text:p>
      <text:p text:style-name="P13"><text:soft-page-break/>Se incluyen las instrucciones que determinan la estructura del documento.</text:p>
      <text:p text:style-name="P13"/>
      <text:p text:style-name="P13"/>
      <text:p text:style-name="P13">\documentclass[Estilo]{Tipo documento}</text:p>
      <text:p text:style-name="P13"/>
      <text:p text:style-name="P13"/>
      <text:p text:style-name="P13">- Estilo: Tamaño por defecto del tipo de fuente del documento.</text:p>
      <text:p text:style-name="P13">- Tipo documento: Determina el tipo de documento que se crea:</text:p>
      <text:list xml:id="list1587820954" text:style-name="L7">
        <text:list-item>
          <text:p text:style-name="P24">Article: para artículos científicos…</text:p>
        </text:list-item>
        <text:list-item>
          <text:p text:style-name="P24">book: maquetación de libros</text:p>
        </text:list-item>
        <text:list-item>
          <text:p text:style-name="P24">report: informes con capítulos, secciones…</text:p>
        </text:list-item>
        <text:list-item>
          <text:p text:style-name="P24">letter: Tipo carta.</text:p>
        </text:list-item>
      </text:list>
      <text:p text:style-name="P13"/>
      <text:p text:style-name="P13">\title{Titulo del documento}</text:p>
      <text:p text:style-name="P13"/>
      <text:p text:style-name="P13">Genera el título del documento pero no lo escribe. (Para escribir título → Cuerpo \maketitle)</text:p>
      <text:p text:style-name="P13"/>
      <text:p text:style-name="P13">\author{Autor del documento}</text:p>
      <text:p text:style-name="P13"/>
      <text:p text:style-name="P13">\date{Fecha del documento}</text:p>
      <text:p text:style-name="P13"/>
      <text:p text:style-name="P13"/>
      <text:p text:style-name="P14">\usepackage{nombre del paquete}</text:p>
      <text:p text:style-name="P14"/>
      <text:p text:style-name="P14">Incluye en el documento el paquete de definición indicado:</text:p>
      <text:p text:style-name="P14"/>
      <text:list xml:id="list3837599576" text:style-name="L8">
        <text:list-item>
          <text:p text:style-name="P25">Amsmath: paquete funciones matématicas</text:p>
        </text:list-item>
        <text:list-item>
          <text:p text:style-name="P25">Graphicx: Diseño de imágenes y tratamiento de imágenes.</text:p>
        </text:list-item>
      </text:list>
      <text:p text:style-name="P14"/>
      <text:p text:style-name="P14">- <text:span text:style-name="T2">CUERPO DEL DOCUMENTO</text:span></text:p>
      <text:p text:style-name="P14"/>
      <text:p text:style-name="P15">\begin{document}</text:p>
      <text:p text:style-name="P15"/>
      <text:p text:style-name="P15">…..</text:p>
      <text:p text:style-name="P15">…..</text:p>
      <text:p text:style-name="P15"/>
      <text:p text:style-name="P15">\end{document}</text:p>
      <text:p text:style-name="P15"/>
      <text:p text:style-name="P15">- \include{NombreFichero}</text:p>
      <text:p text:style-name="P15"/>
      <text:p text:style-name="P15">Incluye un fichero existente y se añade al documento actual en el punto indicado por el comando include.</text:p>
      <text:p text:style-name="P15"/>
      <text:p text:style-name="P15"/>
      <text:p text:style-name="P15">- <text:span text:style-name="T3">Partes de un documento.</text:span></text:p>
      <text:p text:style-name="P15"/>
      <text:p text:style-name="P27">Un documento tiene una esctructura jerárquica que permite definir niveles en el documento.</text:p>
      <text:p text:style-name="P27"/>
      <text:p text:style-name="P27"/>
      <text:p text:style-name="P27">\part{…..}</text:p>
      <text:p text:style-name="P27"/>
      <text:p text:style-name="P27">\capther{…..}</text:p>
      <text:p text:style-name="P27"><text:soft-page-break/>\section{…..}</text:p>
      <text:p text:style-name="P27"/>
      <text:p text:style-name="P27">\subsection{…..}</text:p>
      <text:p text:style-name="P27"/>
      <text:p text:style-name="P27">\subsubsection{….. }</text:p>
      <text:p text:style-name="P27"/>
      <text:p text:style-name="P27">\paragraph{…..}</text:p>
      <text:p text:style-name="P27"/>
      <text:p text:style-name="P27">\subparagraph{…..}</text:p>
      <text:p text:style-name="P27"/>
      <text:p text:style-name="P27"/>
      <text:p text:style-name="P27">\part → opcional, se utiliza con estilo book.</text:p>
      <text:p text:style-name="P27"/>
      <text:p text:style-name="P27">\chapter → Sólo en book y report.</text:p>
      <text:p text:style-name="P27"/>
      <text:p text:style-name="P27">\section \subsection ……</text:p>
      <text:p text:style-name="P27"/>
      <text:p text:style-name="P27">\paragraph …..</text:p>
      <text:p text:style-name="P27"/>
      <text:p text:style-name="P27">\subparagraph …..</text:p>
      <text:p text:style-name="P27"/>
      <text:p text:style-name="P27"/>
      <text:p text:style-name="P27">Latex automáticamente numera secciones, subsecciones, etc. Si no se desea numerar una parte incluir * al final de la etiqueta. </text:p>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1T12:17:44.485698773</meta:creation-date>
    <meta:generator>LibreOffice/5.4.0.3$Linux_X86_64 LibreOffice_project/40m0$Build-3</meta:generator>
    <dc:date>2017-11-10T12:56:00.319942020</dc:date>
    <meta:editing-duration>PT2H40M4S</meta:editing-duration>
    <meta:editing-cycles>10</meta:editing-cycles>
    <meta:document-statistic meta:table-count="0" meta:image-count="0" meta:object-count="0" meta:page-count="4" meta:paragraph-count="85" meta:word-count="718" meta:character-count="4696" meta:non-whitespace-character-count="4077"/>
  </office:meta>
</office:document-meta>
</file>